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 style:font-adornments="Regular" style:font-family-generic="roman"/>
    <style:font-face style:name="Loma" svg:font-family="Loma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2.0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4791in" fo:break-before="auto" style:use-optimal-row-height="false"/>
    </style:style>
    <style:style style:name="ro4" style:family="table-row">
      <style:table-row-properties style:row-height="0.473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Georgia" fo:font-size="26pt" style:font-size-asian="26pt" style:font-size-complex="2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eorgia" fo:font-size="26pt" style:font-size-asian="26pt" style:font-size-complex="26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Georgia1" fo:font-size="26pt" style:font-size-asian="26pt" style:font-size-complex="26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Georgia" fo:font-size="26pt" style:font-size-asian="26pt" style:font-size-complex="26pt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Loma" fo:font-size="22pt" style:font-size-asian="22pt" style:font-size-complex="22pt"/>
    </style:style>
    <style:style style:name="ce6" style:family="table-cell" style:parent-style-name="Default">
      <style:table-cell-properties fo:background-color="#000000"/>
      <style:text-properties style:font-name="Loma" fo:font-size="22pt" style:font-size-asian="22pt" style:font-size-complex="2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oma" fo:font-size="22pt" style:font-size-asian="22pt" style:font-size-complex="22pt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color="#ffffff" style:font-name="Loma" fo:font-size="22pt" style:font-size-asian="22pt" style:font-size-complex="22pt"/>
    </style:style>
    <style:style style:name="ce9" style:family="table-cell" style:parent-style-name="Default">
      <style:text-properties fo:font-size="22pt" style:font-size-asian="22pt" style:font-size-complex="22pt"/>
    </style:style>
    <style:style style:name="ce10" style:family="table-cell" style:parent-style-name="Default">
      <style:text-properties style:font-name="Loma" fo:font-size="22pt" style:font-size-asian="22pt" style:font-size-complex="22pt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I</text:p>
          </table:table-cell>
          <table:table-cell table:style-name="ce1"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I</text:p>
          </table:table-cell>
          <table:table-cell table:number-columns-repeated="2" table:style-name="ce1" office:value-type="string" calcext:value-type="string">
            <text:p>S</text:p>
          </table:table-cell>
          <table:table-cell table:style-name="ce3" office:value-type="string" calcext:value-type="string">
            <text:p>Â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I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number-columns-repeated="1012"/>
        </table:table-row>
        <table:table-row table:style-name="ro1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C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I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U</text:p>
          </table:table-cell>
          <table:table-cell table:style-name="ce3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I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3" office:value-type="string" calcext:value-type="string">
            <text:p>Â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style-name="ce4" table:number-columns-repeated="12"/>
          <table:table-cell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b" table:style-name="ta1">
        <table:table-column table:style-name="co2" table:number-columns-repeated="1024" table:default-cell-style-name="ce7"/>
        <table:table-row table:style-name="ro3">
          <table:table-cell table:style-name="ce5" table:number-columns-repeated="17"/>
          <table:table-cell table:number-columns-repeated="1007"/>
        </table:table-row>
        <table:table-row table:style-name="ro3">
          <table:table-cell table:style-name="ce5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U</text:p>
          </table:table-cell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8" office:value-type="string" calcext:value-type="string">
            <text:p>I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6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</text:p>
          </table:table-cell>
          <table:table-cell table:style-name="ce5"/>
          <table:table-cell table:style-name="ce9"/>
          <table:table-cell table:style-name="ce10" table:number-columns-repeated="6"/>
          <table:table-cell table:number-columns-repeated="1000"/>
        </table:table-row>
        <table:table-row table:style-name="ro3">
          <table:table-cell table:style-name="ce5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Â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E</text:p>
          </table:table-cell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'E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Û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I</text:p>
          </table:table-cell>
          <table:table-cell table:number-columns-repeated="2"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!</text:p>
          </table:table-cell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table:number-columns-repeated="15"/>
          <table:table-cell table:style-name="ce5"/>
          <table:table-cell table:style-name="ce9"/>
          <table:table-cell table:number-columns-repeated="1006"/>
        </table:table-row>
        <table:table-row table:style-name="ro1">
          <table:table-cell/>
          <table:table-cell table:style-name="ce9" table:number-columns-repeated="17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b" table:style-name="ta1">
        <table:table-column table:style-name="co2" table:number-columns-repeated="1024" table:default-cell-style-name="ce7"/>
        <table:table-row table:style-name="ro3">
          <table:table-cell table:style-name="ce5" table:number-columns-repeated="17"/>
          <table:table-cell table:number-columns-repeated="1007"/>
        </table:table-row>
        <table:table-row table:style-name="ro3">
          <table:table-cell table:style-name="ce5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2"/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table:number-columns-repeated="15"/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table:number-columns-repeated="12"/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6"/>
          <table:table-cell table:style-name="ce8" table:number-columns-repeated="15"/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table:number-columns-repeated="15"/>
          <table:table-cell table:style-name="ce5"/>
          <table:table-cell table:style-name="ce9"/>
          <table:table-cell table:style-name="ce10" table:number-columns-repeated="6"/>
          <table:table-cell table:number-columns-repeated="1000"/>
        </table:table-row>
        <table:table-row table:style-name="ro3">
          <table:table-cell table:style-name="ce5"/>
          <table:table-cell table:style-name="ce8" table:number-columns-repeated="9"/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5"/>
          <table:table-cell table:style-name="ce9"/>
          <table:table-cell table:number-columns-repeated="1006"/>
        </table:table-row>
        <table:table-row table:style-name="ro3" table:number-rows-repeated="2">
          <table:table-cell table:style-name="ce5"/>
          <table:table-cell table:style-name="ce8" table:number-columns-repeated="15"/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8" office:value-type="string" calcext:value-type="string">
            <text:p>'E</text:p>
          </table:table-cell>
          <table:table-cell table:style-name="ce8" table:number-columns-repeated="11"/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table:number-columns-repeated="8"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T</text:p>
          </table:table-cell>
          <table:table-cell table:style-name="ce8" table:number-columns-repeated="2"/>
          <table:table-cell table:style-name="ce5"/>
          <table:table-cell table:style-name="ce9"/>
          <table:table-cell table:number-columns-repeated="1006"/>
        </table:table-row>
        <table:table-row table:style-name="ro3">
          <table:table-cell table:style-name="ce5"/>
          <table:table-cell table:style-name="ce8" table:number-columns-repeated="15"/>
          <table:table-cell table:style-name="ce5"/>
          <table:table-cell table:style-name="ce9"/>
          <table:table-cell table:number-columns-repeated="1006"/>
        </table:table-row>
        <table:table-row table:style-name="ro1">
          <table:table-cell/>
          <table:table-cell table:style-name="ce9" table:number-columns-repeated="17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number-columns-repeated="1024" table:default-cell-style-name="Default"/>
        <table:table-row table:style-name="ro4">
          <table:table-cell office:value-type="string" calcext:value-type="string">
            <text:p>Func: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Bluetooth: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Set tim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et alarm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et brightness</text:p>
          </table:table-cell>
          <table:table-cell table:number-columns-repeated="1021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1" svg:font-family="Georgia" style:font-adornments="Regular" style:font-family-generic="roman"/>
    <style:font-face style:name="Loma" svg:font-family="Loma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 style:data-style-name="N2" text:time-value="19:43:57.125077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nze </meta:initial-creator>
    <meta:creation-date>2014-04-15T20:27:32</meta:creation-date>
    <dc:date>2014-04-18T19:42:11</dc:date>
    <dc:creator>rinze </dc:creator>
    <meta:editing-duration>PT2H11M55S</meta:editing-duration>
    <meta:editing-cycles>19</meta:editing-cycles>
    <meta:generator>LibreOffice/4.2.4.2$Linux_x86 LibreOffice_project/420m0$Build-2</meta:generator>
    <meta:document-statistic meta:table-count="6" meta:cell-count="407" meta:object-count="0"/>
  </office:meta>
</office:document-meta>
</file>